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da" fo:country="DK"/>
    </style:style>
    <style:style style:name="P2" style:parent-style-name="Normal" style:family="paragraph">
      <style:text-properties fo:language="da" fo:country="DK"/>
    </style:style>
    <style:style style:name="P3" style:parent-style-name="Normal" style:family="paragraph">
      <style:text-properties fo:language="da" fo:country="DK"/>
    </style:style>
    <style:style style:name="P4" style:parent-style-name="Normal" style:family="paragraph">
      <style:text-properties fo:language="da" fo:country="DK"/>
    </style:style>
    <style:style style:name="P5" style:parent-style-name="Heading1" style:family="paragraph">
      <style:text-properties fo:language="da" fo:country="DK"/>
    </style:style>
    <style:style style:name="P6" style:parent-style-name="Heading1" style:family="paragraph">
      <style:text-properties fo:language="da" fo:country="DK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fo:language="da" fo:country="DK"/>
    </style:style>
    <style:style style:name="P9" style:parent-style-name="Textbody" style:family="paragraph">
      <style:text-properties fo:language="da" fo:country="DK"/>
    </style:style>
    <style:style style:name="P10" style:parent-style-name="Textbody" style:family="paragraph">
      <style:text-properties fo:font-style="italic" style:font-style-asian="italic" style:font-style-complex="italic" fo:language="da" fo:country="DK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text-properties fo:language="da" fo:country="DK"/>
    </style:style>
    <style:style style:name="P13" style:parent-style-name="Textbody" style:family="paragraph">
      <style:text-properties fo:language="da" fo:country="DK"/>
    </style:style>
    <style:style style:name="P14" style:parent-style-name="Textbody" style:family="paragraph">
      <style:text-properties fo:font-style="italic" style:font-style-asian="italic" style:font-style-complex="italic"/>
    </style:style>
    <style:style style:name="P15" style:parent-style-name="Textbody" style:family="paragraph">
      <style:text-properties fo:font-weight="bold" style:font-weight-asian="bold" style:font-weight-complex="bold"/>
    </style:style>
    <style:style style:name="P16" style:parent-style-name="Textbody" style:family="paragraph">
      <style:text-properties fo:language="da" fo:country="DK"/>
    </style:style>
    <style:style style:name="P17" style:parent-style-name="Textbody" style:family="paragraph">
      <style:text-properties fo:font-style="italic" style:font-style-asian="italic" style:font-style-complex="italic"/>
    </style:style>
    <style:style style:name="P18" style:parent-style-name="Textbody" style:family="paragraph">
      <style:text-properties fo:font-weight="bold" style:font-weight-asian="bold" style:font-weight-complex="bold"/>
    </style:style>
    <style:style style:name="P19" style:parent-style-name="Textbody" style:family="paragraph">
      <style:text-properties fo:language="da" fo:country="DK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Textbody" style:family="paragraph">
      <style:text-properties fo:language="da" fo:country="DK"/>
    </style:style>
    <style:style style:name="P23" style:parent-style-name="Textbody" style:family="paragraph">
      <style:text-properties fo:font-weight="bold" style:font-weight-asian="bold" style:font-weight-complex="bold"/>
    </style:style>
    <style:style style:name="P24" style:parent-style-name="Textbody" style:family="paragraph">
      <style:text-properties fo:language="da" fo:country="DK"/>
    </style:style>
    <style:style style:name="P25" style:parent-style-name="Textbody" style:family="paragraph">
      <style:text-properties fo:font-weight="bold" style:font-weight-asian="bold" style:font-weight-complex="bold"/>
    </style:style>
    <style:style style:name="P26" style:parent-style-name="Textbody" style:family="paragraph">
      <style:text-properties fo:language="da" fo:country="DK"/>
    </style:style>
    <style:style style:name="P27" style:parent-style-name="Textbody" style:family="paragraph">
      <style:text-properties fo:font-weight="bold" style:font-weight-asian="bold" style:font-weight-complex="bold"/>
    </style:style>
    <style:style style:name="P28" style:parent-style-name="Textbody" style:family="paragraph">
      <style:text-properties fo:language="da" fo:country="DK"/>
    </style:style>
    <style:style style:name="P29" style:parent-style-name="Textbody" style:family="paragraph">
      <style:text-properties fo:font-weight="bold" style:font-weight-asian="bold" style:font-weight-complex="bold"/>
    </style:style>
    <style:style style:name="P30" style:parent-style-name="Textbody" style:family="paragraph">
      <style:text-properties fo:language="da" fo:country="DK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P32" style:parent-style-name="Textbody" style:family="paragraph">
      <style:text-properties fo:language="da" fo:country="DK"/>
    </style:style>
    <style:style style:name="P33" style:parent-style-name="Textbody" style:family="paragraph">
      <style:text-properties fo:font-weight="bold" style:font-weight-asian="bold" style:font-weight-complex="bold"/>
    </style:style>
    <style:style style:name="P34" style:parent-style-name="Textbody" style:family="paragraph">
      <style:text-properties fo:language="da" fo:country="DK"/>
    </style:style>
    <style:style style:name="P35" style:parent-style-name="Heading1" style:family="paragraph">
      <style:text-properties fo:language="da" fo:country="DK"/>
    </style:style>
    <style:style style:name="P36" style:parent-style-name="Textbody" style:family="paragraph">
      <style:text-properties fo:font-weight="bold" style:font-weight-asian="bold" style:font-weight-complex="bold" fo:language="da" fo:country="DK"/>
    </style:style>
    <style:style style:name="P37" style:parent-style-name="Textbody" style:family="paragraph">
      <style:text-properties fo:language="da" fo:country="DK"/>
    </style:style>
    <style:style style:name="T38" style:parent-style-name="DefaultParagraphFont" style:family="text">
      <style:text-properties fo:language="da" fo:country="DK"/>
    </style:style>
    <style:style style:name="T39" style:parent-style-name="DefaultParagraphFont" style:family="text">
      <style:text-properties fo:language="da" fo:country="DK"/>
    </style:style>
    <style:style style:name="T40" style:parent-style-name="DefaultParagraphFont" style:family="text">
      <style:text-properties fo:font-style="italic" style:font-style-asian="italic" style:font-style-complex="italic" fo:language="da" fo:country="DK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language="da" fo:country="DK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language="da" fo:country="DK"/>
    </style:style>
  </office:automatic-styles>
  <office:body>
    <office:text text:use-soft-page-breaks="true">
      <text:p text:style-name="P1">API til OS</text:p>
      <text:p text:style-name="P2"><text:bookmark-start text:name="__RefHeading___Toc211_457742719"/>Alle tasks programmeres i filen tasks.c.<text:line-break/><text:line-break/>Hjælpefunktioner, initialisering af hardware osv. implementeres i et separat modul, f.eks lægges alle ADC funktioner i adc.h og adc.c, men kan så anvendes i adc_task() i tasks.c til at løse en specifik opgave.</text:p>
      <text:p text:style-name="P3"/>
      <text:p text:style-name="P4">Initialisering sker i main.c</text:p>
      <text:h text:style-name="P5" text:outline-level="1"/>
      <text:h text:style-name="P6" text:outline-level="1">Manipulering af tasks control block<text:bookmark-end text:name="__RefHeading___Toc211_457742719"/></text:h>
      <text:p text:style-name="P7">void rtcs_set_timeout(INT8U timeout);</text:p>
      <text:p text:style-name="P8">Sætter tasken i WAITING state indtil timeout.</text:p>
      <text:p text:style-name="P9">Eksempel:</text:p>
      <text:p text:style-name="P10">rtcs_set_timeout(MILLISEC(1000)); // Kør<text:s/>ikke tasken igen før om 1 sekund</text:p>
      <text:p text:style-name="P11">void rtcs_set_state(INT8U state);</text:p>
      <text:p text:style-name="P12">Sætter state machinens state (svarende til taskens condition).</text:p>
      <text:p text:style-name="P13">Eksempel:</text:p>
      <text:p text:style-name="P14">rtcs_set_state(SENDING);</text:p>
      <text:p text:style-name="P15">void rtcs_wait_semaphore(INT8U semaphore);</text:p>
      <text:p text:style-name="P16">Sætter tasken til at vente på at en bestemt semafore bliver ledig.</text:p>
      <text:p text:style-name="Textbody">Eksempel:</text:p>
      <text:p text:style-name="P17">rtcs_wait_semaphore(SEM_UART_TX); // Wait for UART transmit buffer</text:p>
      <text:h text:style-name="Heading1" text:outline-level="1"><text:bookmark-start text:name="__RefHeading___Toc213_457742719"/>Queues<text:bookmark-end text:name="__RefHeading___Toc213_457742719"/></text:h>
      <text:p text:style-name="P18">BOOLEAN queue_open(INT8U queue_number, INT8U size);</text:p>
      <text:p text:style-name="P19">Åbner en bestemt queue med en bestemt størrelse (max 128 elementer). Hvert element er en INT16U. Dette gøres i main.c i forbindelse med initialisering.</text:p>
      <text:p text:style-name="Textbody">Eksempel:</text:p>
      <text:p text:style-name="Textbody"><text:span text:style-name="T20">queue_open(Q_ADC, 64);</text:span></text:p>
      <text:p text:style-name="Textbody"><text:span text:style-name="T21">BOOLEAN queue_enqueue(INT8U queue_number, INT16U value);</text:span></text:p>
      <text:p text:style-name="P22">Indsætter en værdi i en bestemt kø, hvis den IKKE er fuld.</text:p>
      <text:soft-page-break/>
      <text:p text:style-name="P23">BOOLEAN queue_enqueue_force(INT8U queue_number, INT16U<text:s/>value);</text:p>
      <text:p text:style-name="P24">Indsætter en værdi i en bestemt kø. Hvis køen er fuld overskrives den ældste værdi i køen, så kun de nyeste værdier beholdes.</text:p>
      <text:p text:style-name="P25">INT8U queue_dequeue(INT8U queue_number);</text:p>
      <text:p text:style-name="P26">Popper den ældste værdi i køen (den der står "forrest i køen").</text:p>
      <text:p text:style-name="P27">INT8U queue_peek(INT8U queue_number);</text:p>
      <text:p text:style-name="P28">Kigger på den ældste værdi i køen, men uden at fjerne den.</text:p>
      <text:p text:style-name="P29">INT8U queue_capacity(INT8U queue_number);</text:p>
      <text:p text:style-name="P30">Returnerer antallet af elementer i køen.</text:p>
      <text:p text:style-name="P31">BOOLEAN queue_is_empty(INT8U queue_number);</text:p>
      <text:p text:style-name="P32">Returnerer 1 hvis køen er tom.</text:p>
      <text:p text:style-name="P33">BOOLEAN queue_is_full(INT8U queue_number);</text:p>
      <text:p text:style-name="P34">Returnerer 1 hvis køen er fuld.</text:p>
      <text:h text:style-name="P35" text:outline-level="1"><text:bookmark-start text:name="__RefHeading___Toc320_457742719"/>Software timers<text:bookmark-end text:name="__RefHeading___Toc320_457742719"/></text:h>
      <text:p text:style-name="P36">void start_sw_timer(INT8U timer_num, INT8U event_buffer, INT16U time);</text:p>
      <text:p text:style-name="P37">Starter en bestemt software timer på en bestemt tid. Ved timeout sendes et timeout event (TE_TIMEOUT) til den angivne event_buffer.</text:p>
      <text:p text:style-name="Textbody"><text:span text:style-name="T38">Eksempel:</text:span><text:span text:style-name="T39"><text:line-break/></text:span><text:span text:style-name="T40">start_sw_timer(SWT_BUTTON, SEB_SW1, MILLISEC(200));</text:span></text:p>
      <text:p text:style-name="P41">BOOLEAN sw_timer_in_use(INT8U timer_num);</text:p>
      <text:p text:style-name="P42">Returnerer 1 hvis den angivne software timer er i brug.</text:p>
      <text:h text:style-name="Heading1" text:outline-level="1"><text:bookmark-start text:name="__RefHeading___Toc217_457742719"/>Launchpad<text:bookmark-end text:name="__RefHeading___Toc217_457742719"/></text:h>
      <text:p text:style-name="P43">void launchpad_rgb(INT8U red, INT8U green, INT8U blue);</text:p>
      <text:p text:style-name="Textbody"><text:span text:style-name="T44">Manipulerer RGB LED'en på Tiva Launchp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stian</dc:creator>
    <meta:creation-date>2018-04-30T10:04:00Z</meta:creation-date>
    <dc:date>2018-04-30T14:50:00Z</dc:date>
    <meta:template xlink:href="Normal" xlink:type="simple"/>
    <meta:editing-cycles>3</meta:editing-cycles>
    <meta:editing-duration>PT840S</meta:editing-duration>
    <meta:document-statistic meta:page-count="2" meta:paragraph-count="4" meta:word-count="322" meta:character-count="2284" meta:row-count="16" meta:non-whitespace-character-count="1966"/>
  </office:meta>
</office:document-meta>
</file>